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b5cea8" loext:opacity="100%" style:font-name="Consolas" fo:font-size="10.5pt" fo:font-weight="normal"/>
    </style:style>
    <style:style style:name="T5" style:family="text">
      <style:text-properties fo:color="#ce9178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fo:color="#c586c0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d7ba7d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#root</text:span> {</text:p>
      <text:p text:style-name="P2">  <text:span text:style-name="T2">max-width</text:span><text:span text:style-name="T3">: </text:span><text:span text:style-name="T4">1280px</text:span><text:span text:style-name="T3">;</text:span></text:p>
      <text:p text:style-name="P2">  <text:span text:style-name="T2">margin</text:span><text:span text:style-name="T3">: </text:span><text:span text:style-name="T4">0</text:span><text:span text:style-name="T3"> </text:span><text:span text:style-name="T5">auto</text:span><text:span text:style-name="T3">;</text:span></text:p>
      <text:p text:style-name="P2">  <text:span text:style-name="T2">padding</text:span><text:span text:style-name="T3">: </text:span><text:span text:style-name="T4">2rem</text:span><text:span text:style-name="T3">;</text:span></text:p>
      <text:p text:style-name="P2">  <text:span text:style-name="T2">text-align</text:span><text:span text:style-name="T3">: </text:span><text:span text:style-name="T5">center</text:span><text:span text:style-name="T3">;</text:span></text:p>
      <text:p text:style-name="P1">}</text:p>
      <text:p text:style-name="P3"/>
      <text:p text:style-name="P1"><text:span text:style-name="T1">.logo</text:span> {</text:p>
      <text:p text:style-name="P2">  <text:span text:style-name="T2">height</text:span><text:span text:style-name="T3">: </text:span><text:span text:style-name="T4">6em</text:span><text:span text:style-name="T3">;</text:span></text:p>
      <text:p text:style-name="P2">  <text:span text:style-name="T2">padding</text:span><text:span text:style-name="T3">: </text:span><text:span text:style-name="T4">1.5em</text:span><text:span text:style-name="T3">;</text:span></text:p>
      <text:p text:style-name="P2">  <text:span text:style-name="T2">will-change</text:span><text:span text:style-name="T3">: filter;</text:span></text:p>
      <text:p text:style-name="P2">  <text:span text:style-name="T2">transition</text:span><text:span text:style-name="T3">: filter </text:span><text:span text:style-name="T4">300ms</text:span><text:span text:style-name="T3">;</text:span></text:p>
      <text:p text:style-name="P1">}</text:p>
      <text:p text:style-name="P1"><text:span text:style-name="T1">.logo:hover</text:span> {</text:p>
      <text:p text:style-name="P2">  <text:span text:style-name="T2">filter</text:span><text:span text:style-name="T3">: </text:span><text:span text:style-name="T6">drop-shadow</text:span><text:span text:style-name="T3">(</text:span><text:span text:style-name="T4">0</text:span><text:span text:style-name="T3"> </text:span><text:span text:style-name="T4">0</text:span><text:span text:style-name="T3"> </text:span><text:span text:style-name="T4">2em</text:span><text:span text:style-name="T3"> </text:span><text:span text:style-name="T5">#646cffaa</text:span><text:span text:style-name="T3">);</text:span></text:p>
      <text:p text:style-name="P1">}</text:p>
      <text:p text:style-name="P1"><text:span text:style-name="T1">.logo.react:hover</text:span> {</text:p>
      <text:p text:style-name="P2">  <text:span text:style-name="T2">filter</text:span><text:span text:style-name="T3">: </text:span><text:span text:style-name="T6">drop-shadow</text:span><text:span text:style-name="T3">(</text:span><text:span text:style-name="T4">0</text:span><text:span text:style-name="T3"> </text:span><text:span text:style-name="T4">0</text:span><text:span text:style-name="T3"> </text:span><text:span text:style-name="T4">2em</text:span><text:span text:style-name="T3"> </text:span><text:span text:style-name="T5">#61dafbaa</text:span><text:span text:style-name="T3">);</text:span></text:p>
      <text:p text:style-name="P1">}</text:p>
      <text:p text:style-name="P3"/>
      <text:p text:style-name="P1"><text:span text:style-name="T7">@keyframes</text:span> <text:span text:style-name="T8">logo-spin</text:span> {</text:p>
      <text:p text:style-name="P2">  <text:span text:style-name="T3">from {</text:span></text:p>
      <text:p text:style-name="P2">    <text:span text:style-name="T2">transform</text:span><text:span text:style-name="T3">: </text:span><text:span text:style-name="T6">rotate</text:span><text:span text:style-name="T3">(</text:span><text:span text:style-name="T4">0deg</text:span><text:span text:style-name="T3">);</text:span></text:p>
      <text:p text:style-name="P2">  <text:span text:style-name="T3">}</text:span></text:p>
      <text:p text:style-name="P2">  <text:span text:style-name="T3">to {</text:span></text:p>
      <text:p text:style-name="P2">    <text:span text:style-name="T2">transform</text:span><text:span text:style-name="T3">: </text:span><text:span text:style-name="T6">rotate</text:span><text:span text:style-name="T3">(</text:span><text:span text:style-name="T4">360deg</text:span><text:span text:style-name="T3">);</text:span></text:p>
      <text:p text:style-name="P2">  <text:span text:style-name="T3">}</text:span></text:p>
      <text:p text:style-name="P1">}</text:p>
      <text:p text:style-name="P3"/>
      <text:p text:style-name="P1"><text:span text:style-name="T7">@media</text:span> (prefers-reduced-motion: no-preference) {</text:p>
      <text:p text:style-name="P2">  <text:span text:style-name="T9">a:nth-of-type</text:span><text:span text:style-name="T3">(</text:span><text:span text:style-name="T4">2</text:span><text:span text:style-name="T3">) </text:span><text:span text:style-name="T9">.logo</text:span><text:span text:style-name="T3"> {</text:span></text:p>
      <text:p text:style-name="P2">    <text:span text:style-name="T2">animation</text:span><text:span text:style-name="T3">: logo-spin </text:span><text:span text:style-name="T5">infinite</text:span><text:span text:style-name="T3"> </text:span><text:span text:style-name="T4">20s</text:span><text:span text:style-name="T3"> </text:span><text:span text:style-name="T5">linear</text:span><text:span text:style-name="T3">;</text:span></text:p>
      <text:p text:style-name="P2">  <text:span text:style-name="T3">}</text:span></text:p>
      <text:p text:style-name="P1">}</text:p>
      <text:p text:style-name="P3"/>
      <text:p text:style-name="P1"><text:span text:style-name="T1">.card</text:span> {</text:p>
      <text:p text:style-name="P2">  <text:span text:style-name="T2">padding</text:span><text:span text:style-name="T3">: </text:span><text:span text:style-name="T4">2em</text:span><text:span text:style-name="T3">;</text:span></text:p>
      <text:p text:style-name="P1">}</text:p>
      <text:p text:style-name="P3"/>
      <text:p text:style-name="P1"><text:span text:style-name="T1">.read-the-docs</text:span> {</text:p>
      <text:p text:style-name="P2">  <text:span text:style-name="T2">color</text:span><text:span text:style-name="T3">: </text:span><text:span text:style-name="T5">#888</text:span><text:span text:style-name="T3">;</text:span></text:p>
      <text:p text:style-name="P1">}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5:35:54.536962800</meta:creation-date>
    <dc:date>2025-09-05T15:36:09.675231600</dc:date>
    <meta:editing-duration>PT15S</meta:editing-duration>
    <meta:editing-cycles>1</meta:editing-cycles>
    <meta:document-statistic meta:table-count="0" meta:image-count="0" meta:object-count="0" meta:page-count="1" meta:paragraph-count="37" meta:word-count="78" meta:character-count="564" meta:non-whitespace-character-count="475"/>
    <meta:generator>LibreOffice/25.2.5.2$Windows_X86_64 LibreOffice_project/03d19516eb2e1dd5d4ccd751a0d6f35f35e08022</meta:generator>
  </office:meta>
</office:document-meta>
</file>